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35cm" fo:min-width="2.9cm"/>
    </style:style>
    <style:style style:name="gr2" style:family="graphic" style:parent-style-name="standard">
      <style:graphic-properties draw:fill-color="#00ff00" draw:textarea-horizontal-align="justify" draw:textarea-vertical-align="middle" draw:auto-grow-height="false" fo:min-height="0.35cm" fo:min-width="2.9cm"/>
    </style:style>
    <style:style style:name="gr3" style:family="graphic" style:parent-style-name="standard">
      <style:graphic-properties draw:fill-color="#ffff00" draw:textarea-horizontal-align="justify" draw:textarea-vertical-align="middle" draw:auto-grow-height="false" fo:min-height="0.35cm" fo:min-width="3.4cm"/>
    </style:style>
    <style:style style:name="gr4" style:family="graphic" style:parent-style-name="standard">
      <style:graphic-properties draw:fill-color="#ff0000" draw:textarea-horizontal-align="justify" draw:textarea-vertical-align="middle" draw:auto-grow-height="false" fo:min-height="0.35cm" fo:min-width="2.9cm"/>
    </style:style>
    <style:style style:name="gr5" style:family="graphic" style:parent-style-name="standard">
      <style:graphic-properties draw:fill-color="#ff6633" draw:textarea-horizontal-align="justify" draw:textarea-vertical-align="middle" draw:auto-grow-height="false" fo:min-height="0.35cm" fo:min-width="2.9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objectwithoutfill">
      <style:graphic-properties svg:stroke-color="#ff0000" draw:marker-end="Arrow" draw:marker-end-width="0.3cm" draw:fill="none" draw:textarea-vertical-align="middle"/>
    </style:style>
    <style:style style:name="gr8" style:family="graphic" style:parent-style-name="standard">
      <style:graphic-properties draw:fill-color="#ff6633" draw:textarea-horizontal-align="justify" draw:textarea-vertical-align="middle" draw:auto-grow-height="false" fo:min-height="0.65cm" fo:min-width="1.9cm"/>
    </style:style>
    <style:style style:name="gr9" style:family="graphic" style:parent-style-name="standard">
      <style:graphic-properties draw:fill-color="#ff6633" draw:textarea-horizontal-align="justify" draw:textarea-vertical-align="middle" draw:auto-grow-height="false" fo:min-height="0.65cm" fo:min-width="1.9cm"/>
    </style:style>
    <style:style style:name="gr10" style:family="graphic" style:parent-style-name="standard">
      <style:graphic-properties draw:fill-color="#ff0000" draw:textarea-horizontal-align="justify" draw:textarea-vertical-align="middle" draw:auto-grow-height="false" fo:min-height="0.65cm" fo:min-width="1.9cm"/>
    </style:style>
    <style:style style:name="gr11" style:family="graphic" style:parent-style-name="standard">
      <style:graphic-properties draw:fill-color="#ffff00" draw:textarea-horizontal-align="justify" draw:textarea-vertical-align="middle" draw:auto-grow-height="false" fo:min-height="0.65cm" fo:min-width="1.9cm"/>
    </style:style>
    <style:style style:name="gr12" style:family="graphic" style:parent-style-name="standard">
      <style:graphic-properties draw:fill-color="#00ff00" draw:textarea-horizontal-align="justify" draw:textarea-vertical-align="middle" draw:auto-grow-height="false" fo:min-height="0.65cm" fo:min-width="1.9cm"/>
    </style:style>
    <style:style style:name="gr13" style:family="graphic" style:parent-style-name="standard">
      <style:graphic-properties draw:textarea-horizontal-align="justify" draw:textarea-vertical-align="middle" draw:auto-grow-height="false" fo:min-height="0.458cm" fo:min-width="0.774cm"/>
    </style:style>
    <style:style style:name="gr14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fo:font-weight="bold" style:font-size-asian="18pt" style:font-size-complex="18pt"/>
    </style:style>
    <style:style style:name="P3" style:family="paragraph">
      <loext:graphic-properties draw:fill-color="#00ff00"/>
      <style:paragraph-properties fo:text-align="center"/>
      <style:text-properties fo:font-size="10pt" fo:font-weight="bold" style:font-size-asian="18pt" style:font-size-complex="18pt"/>
    </style:style>
    <style:style style:name="P4" style:family="paragraph">
      <loext:graphic-properties draw:fill-color="#ffff00"/>
      <style:paragraph-properties fo:text-align="center"/>
      <style:text-properties fo:font-size="10pt" fo:font-weight="bold" style:font-size-asian="18pt" style:font-size-complex="18pt"/>
    </style:style>
    <style:style style:name="P5" style:family="paragraph">
      <loext:graphic-properties draw:fill-color="#ff0000"/>
      <style:paragraph-properties fo:text-align="center"/>
      <style:text-properties fo:color="#ffffff" fo:font-size="10pt" fo:font-weight="bold" style:font-size-asian="18pt" style:font-size-complex="18pt"/>
    </style:style>
    <style:style style:name="P6" style:family="paragraph">
      <loext:graphic-properties draw:fill-color="#ff6633"/>
      <style:paragraph-properties fo:text-align="center"/>
      <style:text-properties fo:color="#ffffff" fo:font-size="10pt" fo:font-weight="bold" style:font-size-asian="18pt" style:font-size-complex="18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f6633"/>
      <style:paragraph-properties fo:text-align="center"/>
      <style:text-properties fo:font-size="10pt" fo:font-weight="bold" style:font-size-asian="18pt" style:font-size-complex="18pt"/>
    </style:style>
    <style:style style:name="P9" style:family="paragraph">
      <loext:graphic-properties draw:fill="none"/>
      <style:paragraph-properties fo:text-align="center"/>
      <style:text-properties fo:font-size="10pt" fo:font-weight="bold" style:font-size-asian="18pt" style:font-size-complex="18pt"/>
    </style:style>
    <style:style style:name="T1" style:family="text">
      <style:text-properties fo:font-size="10pt" fo:font-weight="bold" style:font-size-asian="18pt" style:font-size-complex="18pt"/>
    </style:style>
    <style:style style:name="T2" style:family="text">
      <style:text-properties fo:color="#ffffff" fo:font-size="10pt" fo:font-weight="bold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3.4cm" svg:height="0.6cm" svg:x="7.1cm" svg:y="6.9cm">
          <text:p text:style-name="P1"><text:span text:style-name="T1">\Driver\USBSTO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" draw:id="id4" draw:layer="layout" svg:width="3.4cm" svg:height="0.6cm" svg:x="7.1cm" svg:y="5.4cm">
          <text:p text:style-name="P1"><text:span text:style-name="T1">\Driver\disk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6" draw:id="id6" draw:layer="layout" svg:width="3.4cm" svg:height="0.6cm" svg:x="7.1cm" svg:y="3.9cm">
          <text:p text:style-name="P1"><text:span text:style-name="T1">\Driver\partmg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8" draw:id="id8" draw:layer="layout" svg:width="3.4cm" svg:height="0.6cm" svg:x="7.1cm" svg:y="2.3cm">
          <text:p text:style-name="P1"><text:span text:style-name="T1">\Driver\truecrypt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1" draw:id="id1" draw:layer="layout" svg:width="3.4cm" svg:height="0.6cm" svg:x="1.2cm" svg:y="6.9cm">
          <text:p text:style-name="P1"><text:span text:style-name="T1">\Driver\USBSTOR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3" draw:id="id3" draw:layer="layout" svg:width="3.9cm" svg:height="0.6cm" svg:x="1cm" svg:y="5.4cm">
          <text:p text:style-name="P1"><text:span text:style-name="T1">\Device\Hardisk1\DR1</text:span></text:p>
          <draw:enhanced-geometry svg:viewBox="0 0 21600 21600" draw:type="rectangle" draw:enhanced-path="M 0 0 L 21600 0 21600 21600 0 21600 0 0 Z N"/>
        </draw:custom-shape>
        <draw:custom-shape draw:style-name="gr4" draw:text-style-name="P5" xml:id="id5" draw:id="id5" draw:layer="layout" svg:width="3.4cm" svg:height="0.6cm" svg:x="1.2cm" svg:y="3.9cm">
          <text:p text:style-name="P1"><text:span text:style-name="T2">&lt;unnamed&gt;</text:span></text:p>
          <draw:enhanced-geometry svg:viewBox="0 0 21600 21600" draw:type="rectangle" draw:enhanced-path="M 0 0 L 21600 0 21600 21600 0 21600 0 0 Z N"/>
        </draw:custom-shape>
        <draw:custom-shape draw:style-name="gr5" draw:text-style-name="P6" xml:id="id7" draw:id="id7" draw:layer="layout" svg:width="3.4cm" svg:height="0.6cm" svg:x="1.2cm" svg:y="2.3cm">
          <text:p text:style-name="P1"><text:span text:style-name="T2">&lt;unnamed&gt;</text:span></text:p>
          <draw:enhanced-geometry svg:viewBox="0 0 21600 21600" draw:type="rectangle" draw:enhanced-path="M 0 0 L 21600 0 21600 21600 0 21600 0 0 Z N"/>
        </draw:custom-shape>
        <draw:connector draw:style-name="gr6" draw:text-style-name="P7" draw:layer="layout" draw:type="curve" svg:x1="4.6cm" svg:y1="7.2cm" svg:x2="7.1cm" svg:y2="7.2cm" draw:start-shape="id1" draw:start-glue-point="1" draw:end-shape="id2" draw:end-glue-point="3" svg:d="M4600 7200h2500" svg:viewBox="0 0 2501 1">
          <text:p/>
        </draw:connector>
        <draw:connector draw:style-name="gr6" draw:text-style-name="P7" draw:layer="layout" draw:type="curve" svg:x1="4.9cm" svg:y1="5.7cm" svg:x2="7.1cm" svg:y2="5.7cm" draw:start-shape="id3" draw:start-glue-point="1" draw:end-shape="id4" draw:end-glue-point="3" svg:d="M4900 5700h2200" svg:viewBox="0 0 2201 1">
          <text:p/>
        </draw:connector>
        <draw:connector draw:style-name="gr6" draw:text-style-name="P7" draw:layer="layout" draw:type="curve" svg:x1="4.6cm" svg:y1="4.2cm" svg:x2="7.1cm" svg:y2="4.2cm" draw:start-shape="id5" draw:start-glue-point="1" draw:end-shape="id6" draw:end-glue-point="3" svg:d="M4600 4200h2500" svg:viewBox="0 0 2501 1">
          <text:p/>
        </draw:connector>
        <draw:connector draw:style-name="gr6" draw:text-style-name="P7" draw:layer="layout" draw:type="curve" svg:x1="4.6cm" svg:y1="2.6cm" svg:x2="7.1cm" svg:y2="2.6cm" draw:start-shape="id7" draw:start-glue-point="1" draw:end-shape="id8" draw:end-glue-point="3" svg:d="M4600 2600h2500" svg:viewBox="0 0 2501 1">
          <text:p/>
        </draw:connector>
        <draw:connector draw:style-name="gr7" draw:text-style-name="P7" draw:layer="layout" draw:type="curve" svg:x1="2.9cm" svg:y1="3.9cm" svg:x2="2.95cm" svg:y2="5.4cm" draw:start-shape="id5" draw:end-shape="id3" draw:end-glue-point="0" svg:d="M2900 3900c0-751 50-1501 50 1500" svg:viewBox="0 0 51 2173">
          <text:p/>
        </draw:connector>
        <draw:connector draw:style-name="gr7" draw:text-style-name="P7" draw:layer="layout" draw:type="curve" svg:x1="2.9cm" svg:y1="2.9cm" svg:x2="2.9cm" svg:y2="3.9cm" draw:start-shape="id7" draw:start-glue-point="2" draw:end-shape="id5" draw:end-glue-point="0" svg:d="M2900 2900v1000" svg:viewBox="0 0 1 1001">
          <text:p/>
        </draw:connector>
        <draw:connector draw:style-name="gr7" draw:text-style-name="P7" draw:layer="layout" draw:type="curve" svg:x1="2.95cm" svg:y1="6cm" svg:x2="2.9cm" svg:y2="6.9cm" draw:start-shape="id3" draw:start-glue-point="2" draw:end-shape="id1" draw:end-glue-point="0" svg:d="M2950 6000c0 675-50 225-50 900" svg:viewBox="0 0 51 901">
          <text:p/>
        </draw:connector>
      </draw:page>
      <draw:page draw:name="page2" draw:style-name="dp1" draw:master-page-name="Default">
        <draw:custom-shape draw:style-name="gr8" draw:text-style-name="P6" draw:layer="layout" svg:width="2.4cm" svg:height="0.9cm" draw:transform="skewX (0.0698131700797732) translate (1.7cm 2.5cm)">
          <text:p text:style-name="P1"><text:span text:style-name="T2">Parameters</text:span></text:p>
          <text:p text:style-name="P1"><text:span text:style-name="T2">(truecrypt)</text:span></text:p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2.4cm" svg:height="0.9cm" draw:transform="skewX (0.0698131700797732) translate (1.7cm 1.6cm)">
          <text:p/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2.4cm" svg:height="0.9cm" draw:transform="skewX (0.0698131700797732) translate (1.7cm 4.3cm)">
          <text:p text:style-name="P1"><text:span text:style-name="T2">Parameters</text:span></text:p>
          <text:p text:style-name="P1"><text:span text:style-name="T2">(partmgr)</text:span></text:p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2.4cm" svg:height="0.9cm" draw:transform="skewX (0.0698131700797732) translate (1.7cm 3.4cm)">
          <text:p text:style-name="P1"><text:span text:style-name="T2">Completion</text:span></text:p>
          <text:p text:style-name="P1"><text:span text:style-name="T2">(truecrypt)</text:span></text:p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2.4cm" svg:height="0.9cm" draw:transform="skewX (0.0698131700797732) translate (1.7cm 6.1cm)">
          <text:p text:style-name="P1"><text:span text:style-name="T1">Parameters</text:span></text:p>
          <text:p text:style-name="P1"><text:span text:style-name="T1">(disk)</text:span></text:p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2.4cm" svg:height="0.9cm" draw:transform="skewX (0.0698131700797732) translate (1.7cm 5.2cm)">
          <text:p text:style-name="P1"><text:span text:style-name="T1">Completion</text:span></text:p>
          <text:p text:style-name="P1"><text:span text:style-name="T1">(partmgr)</text:span></text:p>
          <draw:enhanced-geometry svg:viewBox="0 0 21600 21600" draw:type="rectangle" draw:enhanced-path="M 0 0 L 21600 0 21600 21600 0 21600 0 0 Z N"/>
        </draw:custom-shape>
        <draw:custom-shape draw:style-name="gr12" draw:text-style-name="P3" draw:layer="layout" svg:width="2.4cm" svg:height="0.9cm" draw:transform="skewX (0.0698131700797732) translate (1.7cm 7.9cm)">
          <text:p text:style-name="P1"><text:span text:style-name="T1">Parameters</text:span></text:p>
          <text:p text:style-name="P1"><text:span text:style-name="T1">(usbstor)</text:span></text:p>
          <draw:enhanced-geometry svg:viewBox="0 0 21600 21600" draw:type="rectangle" draw:enhanced-path="M 0 0 L 21600 0 21600 21600 0 21600 0 0 Z N"/>
        </draw:custom-shape>
        <draw:custom-shape draw:style-name="gr12" draw:text-style-name="P3" draw:layer="layout" svg:width="2.4cm" svg:height="0.9cm" draw:transform="skewX (0.0698131700797732) translate (1.7cm 7cm)">
          <text:p text:style-name="P1"><text:span text:style-name="T1">Completion</text:span></text:p>
          <text:p text:style-name="P1"><text:span text:style-name="T1">(disk)</text:span></text:p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Default">
        <draw:custom-shape draw:style-name="gr13" draw:text-style-name="P2" xml:id="id9" draw:id="id9" draw:layer="layout" svg:width="1.8cm" svg:height="1cm" svg:x="4.6cm" svg:y="2.6cm">
          <text:p text:style-name="P1"><text:span text:style-name="T1">Create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2" xml:id="id10" draw:id="id10" draw:layer="layout" svg:width="1.8cm" svg:height="1cm" svg:x="4.9cm" svg:y="5.3cm">
          <text:p text:style-name="P1"><text:span text:style-name="T1">Activ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9" draw:layer="layout" draw:type="curve" svg:x1="4.6cm" svg:y1="3.1cm" svg:x2="4.9cm" svg:y2="5.8cm" draw:start-shape="id9" draw:end-shape="id10" draw:end-glue-point="6" svg:d="M4600 3100c-751 0-901 2700 300 2700" svg:viewBox="0 0 884 2701">
          <text:p text:style-name="P1"><text:span text:style-name="T1">Start</text:span></text:p>
        </draw:connector>
        <draw:connector draw:style-name="gr14" draw:text-style-name="P9" draw:layer="layout" draw:type="curve" svg:x1="6.7cm" svg:y1="5.8cm" svg:x2="6.4cm" svg:y2="3.1cm" draw:start-shape="id10" draw:start-glue-point="10" draw:end-shape="id9" draw:end-glue-point="10" svg:d="M6700 5800c753 0 903-2700-300-2700" svg:viewBox="0 0 886 2701">
          <text:p text:style-name="P1"><text:span text:style-name="T1"/></text:p>
          <text:p text:style-name="P1"><text:span text:style-name="T1"/></text:p>
          <text:p text:style-name="P1"><text:span text:style-name="T1">Stop</text:span></text:p>
        </draw:connector>
        <draw:connector draw:style-name="gr14" draw:text-style-name="P7" draw:layer="layout" draw:type="curve" svg:x1="6.137cm" svg:y1="3.454cm" svg:x2="5.5cm" svg:y2="3.6cm" draw:start-shape="id9" draw:start-glue-point="9" draw:end-shape="id9" draw:end-glue-point="8" svg:d="M6137 3454c0 972-637 899-637 146" svg:viewBox="0 0 638 721">
          <text:p text:style-name="P1"/>
          <text:p text:style-name="P1"/>
          <text:p text:style-name="P1"><text:span text:style-name="T1">Change</text:span></text:p>
        </draw:connector>
        <draw:connector draw:style-name="gr14" draw:text-style-name="P9" draw:layer="layout" draw:type="curve" svg:x1="3.193cm" svg:y1="2.114cm" svg:x2="5.5cm" svg:y2="2.6cm" draw:end-shape="id9" draw:end-glue-point="4" svg:d="M3193 2114c0-22 2307-265 2307 486" svg:viewBox="0 0 2308 542">
          <text:p text:style-name="P1"><text:span text:style-name="T1">Hook</text:span></text:p>
        </draw:connector>
        <draw:connector draw:style-name="gr14" draw:text-style-name="P9" draw:layer="layout" draw:type="curve" svg:x1="6.137cm" svg:y1="2.746cm" svg:x2="7.907cm" svg:y2="1.718cm" draw:start-shape="id9" draw:start-glue-point="11" svg:d="M6137 2746c0-1255 1770-742 1770-1028" svg:viewBox="0 0 1771 1029">
          <text:p text:style-name="P1"><text:span text:style-name="T1">Unhook</text:span></text:p>
        </draw:connector>
      </draw:page>
      <draw:page draw:name="page4" draw:style-name="dp1" draw:master-page-name="Default">
        <draw:custom-shape draw:style-name="gr13" draw:text-style-name="P2" xml:id="id12" draw:id="id12" draw:layer="layout" svg:width="1.8cm" svg:height="1cm" svg:x="5.6cm" svg:y="2.7cm">
          <text:p text:style-name="P1"><text:span text:style-name="T1">Create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2" xml:id="id11" draw:id="id11" draw:layer="layout" svg:width="1.8cm" svg:height="1cm" svg:x="1.8cm" svg:y="3.7cm">
          <text:p text:style-name="P1"><text:span text:style-name="T1">Shadow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9" draw:layer="layout" draw:type="curve" svg:x1="3.6cm" svg:y1="4.2cm" svg:x2="5.6cm" svg:y2="3.2cm" draw:start-shape="id11" draw:start-glue-point="10" draw:end-shape="id12" draw:end-glue-point="6" svg:d="M3600 4200c1501 0 502-1000 2000-1000" svg:viewBox="0 0 2001 1001">
          <text:p text:style-name="P1"><text:span text:style-name="T1">Hook         </text:span></text:p>
        </draw:connector>
        <draw:connector draw:style-name="gr14" draw:text-style-name="P9" draw:layer="layout" draw:type="curve" svg:x1="7.4cm" svg:y1="3.2cm" svg:x2="6.5cm" svg:y2="3.7cm" draw:start-shape="id12" draw:start-glue-point="10" draw:end-shape="id12" draw:end-glue-point="8" svg:d="M7400 3200c753 0 628 502 215 815s-1115 438-1115-315" svg:viewBox="0 0 1446 1061"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>Change</text:span></text:p>
        </draw:connector>
        <draw:connector draw:style-name="gr14" draw:text-style-name="P9" draw:layer="layout" draw:type="curve" svg:x1="4.425cm" svg:y1="1.706cm" svg:x2="6.5cm" svg:y2="2.7cm" draw:end-shape="id12" draw:end-glue-point="4" svg:d="M4425 1706c0 370 2075-126 2075 994" svg:viewBox="0 0 2076 995">
          <text:p text:style-name="P1"><text:span text:style-name="T1">Hook</text:span></text:p>
        </draw:connector>
        <draw:connector draw:style-name="gr14" draw:text-style-name="P9" draw:layer="layout" draw:type="curve" svg:x1="7.137cm" svg:y1="2.846cm" svg:x2="9.369cm" svg:y2="1.981cm" draw:start-shape="id12" draw:start-glue-point="11" svg:d="M7137 2846c0-1134 2232-702 2232-865" svg:viewBox="0 0 2233 866">
          <text:p text:style-name="P1"><text:span text:style-name="T1">Unhook</text:span>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cs" fo:country="CZ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bez_20_výplně_20_a_20_obrysu" style:display-name="Objekt bez výplně a obrysu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04T14:55:01.625000000</meta:creation-date>
    <dc:date>2016-10-17T01:07:01.058000000</dc:date>
    <meta:editing-duration>PT2H4M8S</meta:editing-duration>
    <meta:editing-cycles>24</meta:editing-cycles>
    <meta:generator>LibreOffice/5.1.5.2$Windows_x86 LibreOffice_project/7a864d8825610a8c07cfc3bc01dd4fce6a9447e5</meta:generator>
    <meta:document-statistic meta:object-count="36"/>
  </office:meta>
</office:document-meta>
</file>